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4.H1" style:family="table-cell">
      <style:table-cell-properties style:vertical-align="middle" style:border-line-width="0.0007in 0.0347in 0.0007in" fo:padding="0.0368in" fo:border="2.6pt double #808080"/>
    </style:style>
    <style:style style:name="Table4.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4.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5.H1" style:family="table-cell">
      <style:table-cell-properties style:border-line-width="0.0007in 0.0347in 0.0007in" fo:padding="0.0368in" fo:border="2.6pt double #808080"/>
    </style:style>
    <style:style style:name="Table5.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5.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list-style-name="L7"/>
    <style:style style:name="P12" style:family="paragraph" style:parent-style-name="Standard" style:list-style-name="L7">
      <style:text-properties style:font-name="Times New Roman1"/>
    </style:style>
    <style:style style:name="P13" style:family="paragraph" style:parent-style-name="Standard" style:list-style-name="L8"/>
    <style:style style:name="P14" style:family="paragraph" style:parent-style-name="Standard">
      <style:text-properties officeooo:rsid="000aa435" officeooo:paragraph-rsid="000aa435"/>
    </style:style>
    <style:style style:name="P15" style:family="paragraph" style:parent-style-name="Standard">
      <style:text-properties officeooo:paragraph-rsid="000de7ed"/>
    </style:style>
    <style:style style:name="P16" style:family="paragraph" style:parent-style-name="Standard">
      <style:text-properties officeooo:paragraph-rsid="00174fdc"/>
    </style:style>
    <style:style style:name="P17" style:family="paragraph" style:parent-style-name="Heading_20_1">
      <style:paragraph-properties fo:break-before="page"/>
    </style:style>
    <style:style style:name="P18" style:family="paragraph" style:parent-style-name="Heading_20_1" style:master-page-name="First_20_Page">
      <style:paragraph-properties style:page-number="auto"/>
    </style:style>
    <style:style style:name="P19" style:family="paragraph" style:parent-style-name="Heading_20_2">
      <style:text-properties officeooo:rsid="0019465b" officeooo:paragraph-rsid="0019465b"/>
    </style:style>
    <style:style style:name="P20"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7" style:family="text">
      <style:text-properties style:text-underline-style="solid" style:text-underline-width="auto" style:text-underline-color="font-color"/>
    </style:style>
    <style:style style:name="T8" style:family="text">
      <style:text-properties fo:color="#000000" fo:font-size="12pt" style:font-name-asian="TimesNewRomanPSMT" style:font-size-asian="12pt" style:font-name-complex="TimesNewRomanPSMT" style:font-size-complex="12pt"/>
    </style:style>
    <style:style style:name="T9" style:family="text">
      <style:text-properties style:text-underline-style="none"/>
    </style:style>
    <style:style style:name="T10" style:family="text">
      <style:text-properties style:text-underline-style="none" officeooo:rsid="0010611c"/>
    </style:style>
    <style:style style:name="T11" style:family="text">
      <style:text-properties officeooo:rsid="0007f28c"/>
    </style:style>
    <style:style style:name="T12" style:family="text">
      <style:text-properties officeooo:rsid="00090eba"/>
    </style:style>
    <style:style style:name="T13" style:family="text">
      <style:text-properties officeooo:rsid="000b67da"/>
    </style:style>
    <style:style style:name="T14" style:family="text">
      <style:text-properties officeooo:rsid="000ce800"/>
    </style:style>
    <style:style style:name="T15" style:family="text">
      <style:text-properties officeooo:rsid="000f17e2"/>
    </style:style>
    <style:style style:name="T16" style:family="text">
      <style:text-properties officeooo:rsid="0010611c"/>
    </style:style>
    <style:style style:name="T17" style:family="text">
      <style:text-properties officeooo:rsid="00125a77"/>
    </style:style>
    <style:style style:name="T18" style:family="text">
      <style:text-properties officeooo:rsid="001327c4"/>
    </style:style>
    <style:style style:name="T19" style:family="text">
      <style:text-properties officeooo:rsid="00150935"/>
    </style:style>
    <style:style style:name="T20"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font-name="Ubuntu" fo:font-size="10pt" fo:language="en" fo:country="US" style:language-asian="zxx" style:country-asian="none" style:language-complex="zxx" style:country-complex="none"/>
    </style:style>
    <style:style style:name="T22"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text:span text:style-name="T11">technical</text:span> note contains informative discussion and background for the corresponding “<text:span text:style-name="T18">OpenLCB </text:span>Event I<text:span text:style-name="T11">dentifiers</text:span> <text:span text:style-name="T5">Standard</text:span>”. This explanation is not normative in any way.</text:p>
      <text:h text:style-name="Heading_20_1" text:outline-level="1">Annotations to the Standard</text:h>
      <text:p text:style-name="P16">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unique Node ID plus a 16-bit extension, there are some exceptions to this noted <text:span text:style-name="T5">in the</text:span> Event Identifiers Standard which will be detailed in this document.</text:p>
      <text:h text:style-name="Heading_20_2" text:outline-level="2">Intended Use</text:h>
      <text:p text:style-name="Standard">An <text:span text:style-name="T18">E</text:span>vent I<text:span text:style-name="T18">dentifier</text:span> is intended to be globally unique and for a specific purpose defined either by user configuration or enforced by the Event Identifiers Standard. <text:s/>Any node may be configured to produce or consume any event, regardless of its assigned Node ID. <text:s/>However, logically, a unique event i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ly uniqueness for all Event Identifiers.</text:p>
      <text:p text:style-name="Standard">To ensure uniqueness, the top six bytes of an Event Identifier that you define are <text:span text:style-name="T7">required</text:span> to be within a Node ID space that you control. <text:s/>The low two bytes would be any number you prefer, so long as you use each value 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
      <text:p text:style-name="Standard">The Node ID part could be from real nodes that you own. <text:s/>For example, the Blue/Gold algorithm for assigning Event Identifiers automatically puts the Node ID of the first node to use that event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 and we ensure that by requiring Event Identifiers <text:span text:style-name="T15">to be created</text:span> using Node ID numbers assigned to them (and therefore not assigned to anybody else), plus an additional 16 bits that they are responsible for using only once. <text:s/>This <text:span text:style-name="T12">is worth repeating</text:span>, each Event I<text:span text:style-name="T16">dentifier</text:span> can only be used once for a specific state or meaning. <text:s/>It doesn't mean that multiple nodes cannot use it, but rather it should <text:span text:style-name="T7">not</text:span><text:span text:style-name="T9"> be used for a </text:span><text:span text:style-name="T6">different</text:span><text:span text:style-name="T9"> purpose or meaning. <text:s/>This is because the meaning and its use is </text:span><text:span text:style-name="T7">shared across all of the nodes using it</text:span><text:span text:style-name="T9">, and unless it can be guaranteed that they all have been changed there will be conflict between them. <text:s/>It is much safer to use a new Event I</text:span><text:span text:style-name="T10">dentifier</text:span><text:span text:style-name="T9">, and nodes will usually have a mechanism to supply new, “virgin” Event Ids. <text:s/></text:span></text:p>
      <text:p text:style-name="Standard">Note that the Node ID part of an Event Identifier does not have to correspond to any physical node. <text:s/>So long as you have some Node ID address space assigned to you, you can use that.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For example, if a manufacturer had a range of Node IDs that included at least 0x123456789A00 through 0x123456789AFF (in other words, all possible values of the low byte), he could create a set of Event I<text:span text:style-name="T17">dentifier</text:span>s with the low 24 bits used to carry a time value:</text:p>
      <text:p text:style-name="P7">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2" office:value-type="string">
            <text:p text:style-name="P10">0x12</text:p>
          </table:table-cell>
          <table:table-cell table:style-name="Table5.A2" office:value-type="string">
            <text:p text:style-name="P10">0x34</text:p>
          </table:table-cell>
          <table:table-cell table:style-name="Table5.A2" office:value-type="string">
            <text:p text:style-name="P10">0x56</text:p>
          </table:table-cell>
          <table:table-cell table:style-name="Table5.A2" office:value-type="string">
            <text:p text:style-name="P10">0x78</text:p>
          </table:table-cell>
          <table:table-cell table:style-name="Table5.A2" office:value-type="string">
            <text:p text:style-name="P10">0x9A</text:p>
          </table:table-cell>
          <table:table-cell table:style-name="Table5.G2"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aken, because the node ID range is guaranteed to belong to the manufacturer, and he'll use it only once. </text:p>
      <text:h text:style-name="Heading_20_2" text:outline-level="2"><text:soft-page-break/>References and Context</text:h>
      <text:p text:style-name="Standard">This <text:span text:style-name="T5">Standard</text:span> is in the context of the following OpenLCB Standards:</text:p>
      <text:list xml:id="list6414037586988725299" text:style-name="L7">
        <text:list-item>
          <text:p text:style-name="P12">The Message Network Standard, which <text:span text:style-name="T8">defines the basic messages and how they interact. Higher-level protocols are based on this message network, but are defined elsewhere.</text:span></text:p>
        </text:list-item>
        <text:list-item>
          <text:p text:style-name="P11">The Event Transport Standard, which defines the protocol for transporting events.</text:p>
        </text:list-item>
      </text:list>
      <text:p text:style-name="Standard">The Unique Identifiers Standard witch defines the format and allocation of unique 48-bit identifiers.</text:p>
      <text:h text:style-name="Heading_20_2" text:outline-level="2">Format</text:h>
      <text:p text:style-name="Standard">Event Identifiers are intended to be globally unique 64-bit values.</text:p>
      <text:h text:style-name="P19" text:outline-level="2">Allocation</text:h>
      <text:h text:style-name="Heading_20_3" text:outline-level="3">Node ID Based</text:h>
      <text:p text:style-name="Standard">The majority of event identifiers fall into this category. <text:s/>The six most significant bytes are derived from a globally unique six byte Node ID followed by the two least significant bytes which are typically chosen through user configuration.</text:p>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5">response</text:span> that the CBUS request is asking for. <text:s/>Two Identify Producer messages will have to be sent, one for the ON state range and another for an OFF state range, the response of which will need to be translated back for CBUS.</text:p>
      <text:h text:style-name="Heading_20_3" text:outline-level="3">Well-Known Automatically-Routed</text:h>
      <text:p text:style-name="Standard">Unlike Node ID Based event identifiers, the Well-Known Automatically Routed event identifiers are explicitly defined by the Event Identifiers Standard for a specific purpose. <text:s/>Additionally, gat<text:span text:style-name="T12">eways are required to route these events to all segments.</text:span></text:p>
      <text:p text:style-name="P14">Not<text:span text:style-name="T14">e</text:span> that it is not specified whether or not the well-<text:span text:style-name="T13">known automatically routed events shall participate in producer/consumer identify. <text:s/>The primary purpose of the producer/consumer identify is to pair consumers with produces, especially for the purpose of routing between OpenLCB segments. <text:s/>Since these well-known automatically-routed events must always be routed, it could be argued that the identify events are redundant for these well-known Event Identifiers.</text:span></text:p>
      <text:h text:style-name="Heading_20_4" text:outline-level="4"><text:soft-page-break/>Emergency Off</text:h>
      <text:p text:style-name="P9"/>
      <text:p text:style-name="Standard">The Emergency Off event identifier (01.00.00.00.00.00.FF.FF) is a request for a node to de-energize all of its outputs. <text:s/>A node receiving this event may continue to remain a powered participant of the OpenLCB bus, but shall de-energize any outputs unrelated to maintaining OpenLCB communications. <text:s/>For example:</text:p>
      <text:list xml:id="list6242213066647250481" text:style-name="L8">
        <text:list-item>
          <text:p text:style-name="P13">If the node is a DCC power booster, it must disable its amplified DCC power output.</text:p>
        </text:list-item>
        <text:list-item>
          <text:p text:style-name="P13">If the node is an accessory controlling turnout motors, it must remove power from the motors</text:p>
        </text:list-item>
      </text:list>
      <text:p text:style-name="P15">A node may revert to its previous energized state following the reception of a Clear Emergency Off event (01.00.00.00.00.00.FF.FE).</text:p>
      <text:p text:style-name="P15">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27"><text:span text:style-name="T22">Should we suggest that implementers might send EmergencyOff recurrently, but must ensure that that is cancelled on ClearEmergencyOff is sent? <text:s/></text:span></text:p></office:annotation><office:annotation><dc:creator>Stuart Baker</dc:creator><dc:date>2015-02-08T18:38:15.953286827</dc:date><text:list text:style-name=""><text:list-item><text:p text:style-name="P26"><text:span text:style-name="T20">Reply to D Harris (02/07/2015, 17:29): "..."</text:span></text:p></text:list-item><text:list-item><text:p><text:span text:style-name="T21">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text:list-item></text:list></office:annotation>f event is produced.</text:p>
      <text:h text:style-name="Heading_20_4" text:outline-level="4">Emergency Stop</text:h>
      <text:p text:style-name="P9"/>
      <text:p text:style-name="Standard">The Emergency Stop event identifier (01.00.00.00.00.00.FF.FD) is a request for a node to command all of its outputs to a safe state. <text:s/>A node receiving this event is not required to de-energize any of its outputs. <text:s/>A “safe state” is defined by the node. <text:s/>For example:</text:p>
      <text:list xml:id="list202451410936230" text:continue-list="list6242213066647250481" text:style-name="L8">
        <text:list-item>
          <text:p text:style-name="P13">If the node is acting on behalf of one or more DCC trains, it may send the global emergency stop command onto the DCC signal bus.</text:p>
        </text:list-item>
        <text:list-item>
          <text:p text:style-name="P13">If the node is an accessory controlling turnout motors, it may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Heading_20_3" text:outline-level="3">Well-Known</text:h>
      <text:p text:style-name="Standard">Unlike Node ID Based <text:span text:style-name="T17">E</text:span>vent <text:span text:style-name="T17">I</text:span>dentifiers, the Well-Known <text:span text:style-name="T17">E</text:span>vent <text:span text:style-name="T17">I</text:span>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h text:style-name="P17"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1</text:p>
          <text:p text:style-name="P23"><text:s/>2.1 Introduction<text:tab/>1</text:p>
          <text:p text:style-name="P23"><text:s/>2.2 Intended Use<text:tab/>1</text:p>
          <text:p text:style-name="P23"><text:s/>2.3 References and Context<text:tab/>3</text:p>
          <text:p text:style-name="P23"><text:s/>2.4 Format<text:tab/>3</text:p>
          <text:p text:style-name="P23"><text:s/>2.5 Allocation<text:tab/>3</text:p>
          <text:p text:style-name="P24"><text:s/>2.5.1 Node ID Based<text:tab/>3</text:p>
          <text:p text:style-name="P25"><text:s/>2.5.1.1 MERG CBUS<text:tab/>3</text:p>
          <text:p text:style-name="P24"><text:s/>2.5.2 Well-Known Automatically-Routed<text:tab/>3</text:p>
          <text:p text:style-name="P25"><text:s/>2.5.2.1 Emergency Off<text:tab/>4</text:p>
          <text:p text:style-name="P25"><text:s/>2.5.2.2 Emergency Stop<text:tab/>4</text:p>
          <text:p text:style-name="P24"><text:s/>2.5.3 Well-Know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4764*"/>
    </style:style>
    <style:style style:name="Table1.B" style:family="table-column">
      <style:table-column-properties style:column-width="0.0639in" style:rel-column-width="92*"/>
    </style:style>
    <style:style style:name="Table1.C" style:family="table-column">
      <style:table-column-properties style:column-width="1.6306in" style:rel-column-width="2347*"/>
    </style:style>
    <style:style style:name="Table1.D" style:family="table-column">
      <style:table-column-properties style:column-width="1.309in" style:rel-column-width="1884*"/>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officeooo:rsid="00150935"/>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Event Identifiers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08T20:24:49.320157072">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20:24:49.326376235">Feb 8, 2015</text:date></text:p>
            </table:table-cell>
            <table:table-cell table:style-name="Table1.C1" office:value-type="string">
              <text:p text:style-name="MP8"><text:span text:style-name="MT4">In Review</text:span></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2"><text:date style:data-style-name="N75" text:date-value="2015-02-08T20:24:49.329358516">Feb 8,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09</meta:editing-cycles>
    <meta:editing-duration>PT22H4M16S</meta:editing-duration>
    <meta:generator>LibreOffice/4.2.7.2$Linux_X86_64 LibreOffice_project/420m0$Build-2</meta:generator>
    <dc:date>2015-02-08T20:24:49.230858581</dc:date>
    <dc:creator>Stuart Baker</dc:creator>
    <meta:document-statistic meta:table-count="3" meta:image-count="1" meta:object-count="0" meta:page-count="5" meta:paragraph-count="92" meta:word-count="1782" meta:character-count="10654" meta:non-whitespace-character-count="8900"/>
    <meta:user-defined meta:name="Info 1"/>
    <meta:user-defined meta:name="Info 2"/>
    <meta:user-defined meta:name="Info 3"/>
    <meta:user-defined meta:name="Info 4"/>
  </office:meta>
</office:document-meta>
</file>